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master-page-name="">
      <style:paragraph-properties fo:margin-left="0cm" fo:margin-right="-0.732cm" fo:text-indent="0cm" style:auto-text-indent="false" style:page-number="auto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a 3-2. <text:span text:style-name="T1">Algunas funciones útiles de itertools</text:span></text:p>
      <text:p text:style-name="Standard"/>
      <text:p text:style-name="Standard"/>
      <text:p text:style-name="P1">Función<text:tab/><text:tab/><text:tab/>Descripción</text:p>
      <text:p text:style-name="P1"/>
      <text:p text:style-name="P1"/>
      <text:p text:style-name="Standard"><text:tab/><text:tab/><text:tab/></text:p>
      <text:p text:style-name="Standard">combinations(iterable, k)<text:tab/>Genera un secuencia de todas las k tuplas posibles de elementos en el <text:tab/><text:tab/><text:tab/><text:tab/><text:tab/>orden iterable, ignorando y sin reemplazo (ver también la función <text:tab/><text:tab/><text:tab/><text:tab/><text:tab/><text:tab/>complementaria combinations_with_replacement)</text:p>
      <text:p text:style-name="Standard"/>
      <text:p text:style-name="Standard">permutations(iterable, k)<text:tab/>Genera un secuencia de todas las ktuplas de elementos posibles en el <text:tab/><text:tab/><text:tab/><text:tab/><text:tab/>orden iterable y respetuoso</text:p>
      <text:p text:style-name="Standard"/>
      <text:p text:style-name="Standard">groupby(iterable[, keyfunc])<text:tab/>Genera (key, sub-iterator) para cada clave única</text:p>
      <text:p text:style-name="Standard"/>
      <text:p text:style-name="Standard"/>
      <text:p text:style-name="Standard">product(*iterables, repeat=1)<text:tab/>Genera el Producto cartesiano de los iterables de entrada como tuplas, <text:tab/><text:tab/><text:tab/><text:tab/><text:tab/>similar a un for bucle anid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4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s Tor Her</meta:initial-creator>
    <meta:creation-date>2020-07-06T19:40:12</meta:creation-date>
    <meta:printed-by>Els Tor Her</meta:printed-by>
    <meta:print-date>2020-07-06T19:45:21</meta:print-date>
    <meta:document-statistic meta:table-count="0" meta:image-count="0" meta:object-count="0" meta:page-count="1" meta:paragraph-count="7" meta:word-count="82" meta:character-count="630"/>
    <dc:date>2020-07-06T19:46:08</dc:date>
    <dc:creator>Els Tor Her</dc:creator>
    <meta:editing-duration>PT5M57S</meta:editing-duration>
    <meta:editing-cycles>1</meta:editing-cycles>
    <meta:generator>OpenOffice/4.1.7$Unix OpenOffice.org_project/417m1$Build-9800</meta:generator>
  </office:meta>
</office:document-meta>
</file>